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</table:table-row>
        <table:table-row table:style-name="ro1">
          <table:table-cell office:value-type="float" office:value="37.3895809979055" calcext:value-type="float">
            <text:p>37.3895809979055</text:p>
          </table:table-cell>
          <table:table-cell office:value-type="float" office:value="126.643507830006" calcext:value-type="float">
            <text:p>126.643507830006</text:p>
          </table:table-cell>
        </table:table-row>
        <table:table-row table:style-name="ro1">
          <table:table-cell office:value-type="float" office:value="37.389572233446" calcext:value-type="float">
            <text:p>37.389572233446</text:p>
          </table:table-cell>
          <table:table-cell office:value-type="float" office:value="126.643520586578" calcext:value-type="float">
            <text:p>126.643520586578</text:p>
          </table:table-cell>
        </table:table-row>
        <table:table-row table:style-name="ro1">
          <table:table-cell office:value-type="float" office:value="37.3895634689852" calcext:value-type="float">
            <text:p>37.3895634689852</text:p>
          </table:table-cell>
          <table:table-cell office:value-type="float" office:value="126.643533343146" calcext:value-type="float">
            <text:p>126.643533343146</text:p>
          </table:table-cell>
        </table:table-row>
        <table:table-row table:style-name="ro1">
          <table:table-cell office:value-type="float" office:value="37.3895620875015" calcext:value-type="float">
            <text:p>37.3895620875015</text:p>
          </table:table-cell>
          <table:table-cell office:value-type="float" office:value="126.643535359706" calcext:value-type="float">
            <text:p>126.643535359706</text:p>
          </table:table-cell>
        </table:table-row>
        <table:table-row table:style-name="ro1">
          <table:table-cell office:value-type="float" office:value="37.3895531783722" calcext:value-type="float">
            <text:p>37.3895531783722</text:p>
          </table:table-cell>
          <table:table-cell office:value-type="float" office:value="126.643547947565" calcext:value-type="float">
            <text:p>126.643547947565</text:p>
          </table:table-cell>
        </table:table-row>
        <table:table-row table:style-name="ro1">
          <table:table-cell office:value-type="float" office:value="37.3895442692745" calcext:value-type="float">
            <text:p>37.3895442692745</text:p>
          </table:table-cell>
          <table:table-cell office:value-type="float" office:value="126.643560546714" calcext:value-type="float">
            <text:p>126.643560546714</text:p>
          </table:table-cell>
        </table:table-row>
        <table:table-row table:style-name="ro1">
          <table:table-cell office:value-type="float" office:value="37.3895424659539" calcext:value-type="float">
            <text:p>37.3895424659539</text:p>
          </table:table-cell>
          <table:table-cell office:value-type="float" office:value="126.643563107297" calcext:value-type="float">
            <text:p>126.643563107297</text:p>
          </table:table-cell>
        </table:table-row>
        <table:table-row table:style-name="ro1">
          <table:table-cell office:value-type="float" office:value="37.3895339003565" calcext:value-type="float">
            <text:p>37.3895339003565</text:p>
          </table:table-cell>
          <table:table-cell office:value-type="float" office:value="126.643576077467" calcext:value-type="float">
            <text:p>126.643576077467</text:p>
          </table:table-cell>
        </table:table-row>
        <table:table-row table:style-name="ro1">
          <table:table-cell office:value-type="float" office:value="37.3895253347249" calcext:value-type="float">
            <text:p>37.3895253347249</text:p>
          </table:table-cell>
          <table:table-cell office:value-type="float" office:value="126.64358903634" calcext:value-type="float">
            <text:p>126.64358903634</text:p>
          </table:table-cell>
        </table:table-row>
        <table:table-row table:style-name="ro1">
          <table:table-cell office:value-type="float" office:value="37.3895239354925" calcext:value-type="float">
            <text:p>37.3895239354925</text:p>
          </table:table-cell>
          <table:table-cell office:value-type="float" office:value="126.643591143321" calcext:value-type="float">
            <text:p>126.643591143321</text:p>
          </table:table-cell>
        </table:table-row>
        <table:table-row table:style-name="ro1">
          <table:table-cell office:value-type="float" office:value="37.3895149635493" calcext:value-type="float">
            <text:p>37.3895149635493</text:p>
          </table:table-cell>
          <table:table-cell office:value-type="float" office:value="126.643603821817" calcext:value-type="float">
            <text:p>126.643603821817</text:p>
          </table:table-cell>
        </table:table-row>
        <table:table-row table:style-name="ro1">
          <table:table-cell office:value-type="float" office:value="37.3895060005809" calcext:value-type="float">
            <text:p>37.3895060005809</text:p>
          </table:table-cell>
          <table:table-cell office:value-type="float" office:value="126.643616488976" calcext:value-type="float">
            <text:p>126.643616488976</text:p>
          </table:table-cell>
        </table:table-row>
        <table:table-row table:style-name="ro1">
          <table:table-cell office:value-type="float" office:value="37.3895000342326" calcext:value-type="float">
            <text:p>37.3895000342326</text:p>
          </table:table-cell>
          <table:table-cell office:value-type="float" office:value="126.643624918648" calcext:value-type="float">
            <text:p>126.643624918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 style:data-style-name="N2" text:time-value="18:13:56.041172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8:11:59.360534120</meta:creation-date>
    <dc:date>2023-01-30T18:14:08.758204875</dc:date>
    <meta:editing-duration>PT41S</meta:editing-duration>
    <meta:editing-cycles>2</meta:editing-cycles>
    <meta:generator>LibreOffice/6.4.7.2$Linux_X86_64 LibreOffice_project/40$Build-2</meta:generator>
    <meta:document-statistic meta:table-count="1" meta:cell-count="28" meta:object-count="0"/>
  </office:meta>
</office:document-meta>
</file>